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Arial" fo:background-color="transparent"/>
    </style:style>
    <style:style style:name="P2" style:family="paragraph" style:parent-style-name="Text_20_body">
      <style:paragraph-properties fo:padding="0.049cm" fo:border="0.002cm solid #d9d9e3"/>
      <style:text-properties fo:color="#000000" style:font-name="Arial" fo:background-color="transparent"/>
    </style:style>
    <style:style style:name="P3" style:family="paragraph" style:parent-style-name="Text_20_body" style:list-style-name="L1">
      <style:paragraph-properties fo:padding="0.049cm" fo:border="0.002cm solid #d9d9e3"/>
      <style:text-properties fo:color="#000000" style:font-name="Arial" fo:background-color="transparent"/>
    </style:style>
    <style:style style:name="P4" style:family="paragraph" style:parent-style-name="Text_20_body" style:list-style-name="L2">
      <style:paragraph-properties fo:padding="0.049cm" fo:border="0.002cm solid #d9d9e3"/>
      <style:text-properties fo:color="#000000" style:font-name="Arial" fo:background-color="transparent"/>
    </style:style>
    <style:style style:name="P5" style:family="paragraph" style:parent-style-name="Text_20_body" style:list-style-name="L3">
      <style:paragraph-properties fo:padding="0.049cm" fo:border="0.002cm solid #d9d9e3"/>
      <style:text-properties fo:color="#000000" style:font-name="Arial" fo:background-color="transparent"/>
    </style:style>
    <style:style style:name="P6" style:family="paragraph" style:parent-style-name="Text_20_body" style:list-style-name="L4">
      <style:paragraph-properties fo:padding="0.049cm" fo:border="0.002cm solid #d9d9e3"/>
      <style:text-properties fo:color="#000000" style:font-name="Arial" fo:background-color="transparent"/>
    </style:style>
    <style:style style:name="P7" style:family="paragraph" style:parent-style-name="Text_20_body" style:list-style-name="L5">
      <style:paragraph-properties fo:padding="0.049cm" fo:border="0.002cm solid #d9d9e3"/>
      <style:text-properties fo:color="#000000" style:font-name="Arial" fo:background-color="transparent"/>
    </style:style>
    <style:style style:name="P8" style:family="paragraph" style:parent-style-name="Text_20_body" style:list-style-name="L2">
      <style:paragraph-properties fo:margin-top="0cm" fo:margin-bottom="0cm" fo:padding="0.049cm" fo:border="0.002cm solid #d9d9e3"/>
      <style:text-properties fo:color="#000000" style:font-name="Arial" fo:background-color="transparent"/>
    </style:style>
    <style:style style:name="P9" style:family="paragraph" style:parent-style-name="Text_20_body" style:list-style-name="L4">
      <style:paragraph-properties fo:margin-top="0cm" fo:margin-bottom="0cm" fo:padding="0.049cm" fo:border="0.002cm solid #d9d9e3"/>
      <style:text-properties fo:color="#000000" style:font-name="Arial" fo:background-color="transparent"/>
    </style:style>
    <style:style style:name="P10" style:family="paragraph" style:parent-style-name="Text_20_body" style:list-style-name="L2">
      <style:paragraph-properties fo:margin-top="0cm" fo:margin-bottom="0cm" fo:padding="0.049cm" fo:border="0.002cm solid #d9d9e3"/>
      <style:text-properties fo:font-variant="normal" fo:text-transform="none" fo:color="#000000" style:font-name="Arial" fo:font-size="12pt" fo:letter-spacing="normal" fo:font-style="normal" fo:font-weight="normal" fo:background-color="transparent"/>
    </style:style>
    <style:style style:name="T1" style:family="text">
      <style:text-properties fo:font-variant="normal" fo:text-transform="none" fo:font-size="12pt" fo:letter-spacing="normal" fo:font-style="normal"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Intro – Python i.c.m. Matlab</text:p>
      <text:p text:style-name="P1"/>
      <text:p text:style-name="P1"/>
      <text:list xml:id="list8303999300070333279" text:style-name="L1">
        <text:list-item>
          <text:p text:style-name="P3">Python is een krachtige en veelzijdige programmeertaal die veel wordt gebruikt in wetenschappelijke berekeningen, data-analyse, kunstmatige intelligentie en andere velden. Het heeft een eenvoudige en gemakkelijk te leren syntaxis, waardoor het een geweldige keuze is voor beginners.</text:p>
        </text:list-item>
        <text:list-item>
          <text:p text:style-name="P3">Een van de belangrijkste verschillen tussen Python en Matlab is dat Python een algemene programmeertaal is, terwijl Matlab voornamelijk wordt gebruikt voor numerieke berekeningen en data-analyse. Dit betekent dat Python voor een breed scala aan taken kan worden gebruikt, zoals webontwikkeling, gameontwikkeling en machine learning, terwijl Matlab voornamelijk wordt gebruikt voor wiskundige en wetenschappelijke berekeningen.</text:p>
        </text:list-item>
        <text:list-item>
          <text:p text:style-name="P3">Een ander verschil is dat Python een geïnterpreteerde taal is, terwijl Matlab een gecompileerde taal is. Dit betekent dat Python-code regel voor regel wordt uitgevoerd, terwijl Matlab-code eerst wordt gecompileerd en daarna wordt uitgevoerd. Dit kan ertoe leiden dat Python-code trager is dan Matlab-code, maar het maakt het ook flexibeler en gemakkelijker te debuggen.</text:p>
        </text:list-item>
        <text:list-item>
          <text:p text:style-name="P3">Om met Python te beginnen, heb je een Python-interpreter nodig, zoals CPython, op je computer. Zodra je Python hebt geïnstalleerd, kun je een tekstverwerker of een geïntegreerde ontwikkelomgeving (IDE) gebruiken om je Python-code te schrijven en uit te voeren. Populaire IDE's voor Python zijn PyCharm, Spyder en Jupyter Notebook.</text:p>
        </text:list-item>
        <text:list-item>
          <text:p text:style-name="P3">Hier zijn enkele basisconcepten en commando's in Python die vergelijkbaar zijn met Matlab:</text:p>
        </text:list-item>
      </text:list>
      <text:list xml:id="list7978981310522942732" text:style-name="L2">
        <text:list-item>
          <text:p text:style-name="P8">Variabelen: Je kunt in Python de toewijzingsoperator (=) gebruiken om een waarde aan een variabele toe te wijzen, net als in Matlab.</text:p>
        </text:list-item>
        <text:list-item>
          <text:p text:style-name="P8">Datatypen: Python heeft verschillende ingebouwde datatypen, waaronder gehele getallen, kommagetallen, strings en lijsten. Je kunt de functie type() gebruiken om het datatype van een variabele te controleren.</text:p>
        </text:list-item>
        <text:list-item>
          <text:p text:style-name="P8">Operatoren: Python heeft dezelfde basisaritmetische operatoren (+, -, *, /) als Matlab.</text:p>
        </text:list-item>
        <text:list-item>
          <text:p text:style-name="P10">Indexeren: Python gebruikt zero-based indexering voor lijsten, net als Matlab</text:p>
        </text:list-item>
        <text:list-item>
          <text:p text:style-name="P4"><text:span text:style-name="T1">Lussen: Je kunt de for- en while-loops in Python gebruiken, net als in Matlab.</text:span> </text:p>
        </text:list-item>
      </text:list>
      <text:list xml:id="list3683658507215394970" text:style-name="L3">
        <text:list-item>
          <text:p text:style-name="P5">Hier zijn enkele basisconcepten en commando's in Python die vergelijkbaar zijn met Matlab:</text:p>
        </text:list-item>
      </text:list>
      <text:list xml:id="list7354220292366568387" text:style-name="L4">
        <text:list-item>
          <text:p text:style-name="P9">Indexering: Python gebruikt nul-gebaseerde indexering. Dit betekent dat de eerste element in een lijst of array op index 0 staat, in plaats van op index 1.<text:line-break/>Echter Matlab begint vanaf index 1 te tellen.</text:p>
        </text:list-item>
        <text:list-item>
          <text:p text:style-name="P9">Loops: Python heeft dezelfde for- en while-loops als Matlab. Je kunt de range()-functie gebruiken om een reeks van getallen te genereren die je kunt gebruiken in een for-loop.</text:p>
        </text:list-item>
        <text:list-item>
          <text:p text:style-name="P9">Conditionals: Python heeft dezelfde if-else-constructies als Matlab.</text:p>
        </text:list-item>
        <text:list-item>
          <text:p text:style-name="P6">Functies: Python heeft dezelfde functie-syntax als Matlab. Je kunt een functie definiëren met de def-sleutelwoord, en deze vervolgens aanroepen met haar naam gevolgd door haar argumenten in haakjes.</text:p>
        </text:list-item>
      </text:list>
      <text:p text:style-name="P2"/>
      <text:p text:style-name="P2"><text:soft-page-break/></text:p>
      <text:p text:style-name="P2"/>
      <text:list xml:id="list3294830720853806470" text:style-name="L5">
        <text:list-item>
          <text:p text:style-name="P7">Er zijn verschillende manieren om Python en Matlab te combineren. Een van de meest voorkomende is het gebruik van de Matlab Engine voor Python, die is ontwikkeld door MathWorks. Deze library maakt het mogelijk om Matlab-code rechtstreeks vanuit Python uit te voeren, en omgekeerd.</text:p>
        </text:list-item>
        <text:list-item>
          <text:p text:style-name="P7">Een andere manier is door gebruik te maken van Python-libraries die specifiek zijn ontworpen voor numerieke berekeningen en data-analyse, zoals numpy en scipy. Deze libraries zijn vergelijkbaar met de numerieke functionaliteit in Matlab, en kunnen worden gebruikt om complexe wiskundige berekeningen uit te voeren.</text:p>
        </text:list-item>
        <text:list-item>
          <text:p text:style-name="P7">Tenslotte, er zijn ook andere tools zoals PyMat en Oct2Py die het mogelijk maken om Matlab-code in Python uit te voeren. Deze tools gebruiken de Matlab Engine onder de motorkap, en bieden een gemakkelijke manier om Matlab-code in Python-omgevingen te integreren.</text:p>
        </text:list-item>
      </text:list>
      <text:p text:style-name="P2">In samenvatting, er zijn verschillende manieren om Python en Matlab te combineren, zoals het gebruik van de Matlab Engine voor Python, het gebruik van Python-libraries voor numerieke berekeningen en data-analyse, en andere tools zoals PyMat en Oct2Py. Elk van deze methoden heeft zijn eigen voordelen en geschikt voor verschillende situaties en gebrui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1-30T11:01:11.73</meta:creation-date>
    <dc:date>2023-03-01T14:01:13.13</dc:date>
    <meta:editing-duration>PT5M51S</meta:editing-duration>
    <meta:editing-cycles>2</meta:editing-cycles>
    <meta:generator>OpenOffice/4.1.12$Win32 OpenOffice.org_project/4112m1$Build-9809</meta:generator>
    <meta:document-statistic meta:table-count="0" meta:image-count="0" meta:object-count="0" meta:page-count="2" meta:paragraph-count="20" meta:word-count="607" meta:character-count="4075"/>
  </office:meta>
</office:document-meta>
</file>